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5.532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2cm" svg:height="2.857cm" svg:x="7.35cm" svg:y="4.81cm">
          <text:p text:style-name="P1">prmLevel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32cm" svg:height="2.857cm" svg:x="2.27cm" svg:y="10.525cm">
          <text:p text:style-name="P1">prmLevel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8cm" svg:y1="9.572cm" svg:x2="7.985cm" svg:y2="7.985cm">
          <text:p/>
        </draw:line>
        <draw:custom-shape draw:style-name="gr1" draw:text-style-name="P1" draw:layer="layout" svg:width="6.032cm" svg:height="2.857cm" svg:x="12.43cm" svg:y="10.525cm">
          <text:p text:style-name="P1">prmLevel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7cm" svg:y1="10.207cm" svg:x2="13.065cm" svg:y2="8.302cm">
          <text:p/>
        </draw:line>
        <draw:custom-shape draw:style-name="gr1" draw:text-style-name="P1" draw:layer="layout" svg:width="6.032cm" svg:height="2.857cm" svg:x="7.667cm" svg:y="16.558cm">
          <text:p text:style-name="P1">prmLevel4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16.24cm" svg:x2="5.445cm" svg:y2="14.017cm">
          <text:p/>
        </draw:line>
        <draw:line draw:style-name="gr2" draw:text-style-name="P2" draw:layer="layout" svg:x1="14.335cm" svg:y1="16.557cm" svg:x2="15.922cm" svg:y2="14.017cm">
          <text:p/>
        </draw:line>
        <draw:custom-shape draw:style-name="gr1" draw:text-style-name="P1" draw:layer="layout" svg:width="6.032cm" svg:height="2.857cm" svg:x="7.35cm" svg:y="0.048cm">
          <text:p text:style-name="P1">prmLevel8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3.222cm" svg:x2="10.525cm" svg:y2="4.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4T00:56:43.348826186</meta:creation-date>
    <dc:date>2021-03-24T03:53:53.402971525</dc:date>
    <meta:editing-duration>PT2H47M</meta:editing-duration>
    <meta:editing-cycles>1</meta:editing-cycles>
    <meta:document-statistic meta:object-count="10"/>
    <meta:generator>LibreOffice/7.1.1.2$Linux_X86_64 LibreOffice_project/10$Build-2</meta:generator>
  </office:meta>
</office:document-meta>
</file>